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2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ext-properties fo:color="#999999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9" style:family="table-cell" style:parent-style-name="Default" style:data-style-name="N2"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Courier 10 Pitch" style:font-name-asian="DejaVu Sans" style:font-name-complex="Lohit Hindi"/>
    </style:style>
    <style:style style:name="T2" style:family="text">
      <style:text-properties style:font-name="Liberation Sans" style:font-name-asian="DejaVu Sans" style:font-name-complex="Lohit Hindi"/>
    </style:style>
    <style:style style:name="T3" style:family="text">
      <style:text-properties style:font-name="Liberation Sans" fo:font-style="italic" style:font-name-asian="DejaVu Sans" style:font-style-asian="italic" style:font-name-complex="Lohit Hindi" style:font-style-complex="italic"/>
    </style:style>
    <style:style style:name="T4" style:family="text">
      <style:text-properties style:font-name="Liberation Sans" fo:font-style="normal" style:font-name-asian="DejaVu Sans" style:font-style-asian="normal" style:font-name-complex="Lohit Hindi" style:font-style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6.4173in" svg:height="3.8394in" svg:x="6.6559in" svg:y="0.1866in">
            <draw:object draw:notify-on-update-of-ranges="Sheet1.A4:Sheet1.A11 Sheet1.B3:Sheet1.B3 Sheet1.B4:Sheet1.B11 Sheet1.C3:Sheet1.C3 Sheet1.C4:Sheet1.C11 Sheet1.D3:Sheet1.D3 Sheet1.D4:Sheet1.D11 Sheet1.E3:Sheet1.E3 Sheet1.E4:Sheet1.E11 Sheet1.F3:Sheet1.F3 Sheet1.F4:Sheet1.F11 Sheet1.G3:Sheet1.G3 Sheet1.G4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52in" svg:y="4.2098in">
            <draw:object draw:notify-on-update-of-ranges="Sheet1.C16:Sheet1.G16 Sheet1.B17:Sheet1.B17 Sheet1.C17:Sheet1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Timing</text:p>
          </table:table-cell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nd loop j</text:p>
          </table:table-cell>
          <table:table-cell office:value-type="float" office:value="1104">
            <text:p>1104</text:p>
          </table:table-cell>
          <table:table-cell office:value-type="float" office:value="580.6">
            <text:p>580.6</text:p>
          </table:table-cell>
          <table:table-cell office:value-type="float" office:value="236.2">
            <text:p>236.2</text:p>
          </table:table-cell>
          <table:table-cell office:value-type="float" office:value="126.3">
            <text:p>126.3</text:p>
          </table:table-cell>
          <table:table-cell office:value-type="float" office:value="91">
            <text:p>91</text:p>
          </table:table-cell>
          <table:table-cell office:value-type="float" office:value="69.9">
            <text:p>69.9</text:p>
          </table:table-cell>
        </table:table-row>
        <table:table-row table:style-name="ro2">
          <table:table-cell office:value-type="string">
            <text:p>end aggreg.</text:p>
          </table:table-cell>
          <table:table-cell office:value-type="float" office:value="1104">
            <text:p>1104</text:p>
          </table:table-cell>
          <table:table-cell office:value-type="float" office:value="580.6">
            <text:p>580.6</text:p>
          </table:table-cell>
          <table:table-cell office:value-type="float" office:value="236.2">
            <text:p>236.2</text:p>
          </table:table-cell>
          <table:table-cell office:value-type="float" office:value="126.3">
            <text:p>126.3</text:p>
          </table:table-cell>
          <table:table-cell office:value-type="float" office:value="91">
            <text:p>91</text:p>
          </table:table-cell>
          <table:table-cell office:value-type="float" office:value="69.9">
            <text:p>69.9</text:p>
          </table:table-cell>
        </table:table-row>
        <table:table-row table:style-name="ro1">
          <table:table-cell office:value-type="string">
            <text:p>end cycle</text:p>
          </table:table-cell>
          <table:table-cell office:value-type="float" office:value="1104.1">
            <text:p>1104.1</text:p>
          </table:table-cell>
          <table:table-cell office:value-type="float" office:value="580.6">
            <text:p>580.6</text:p>
          </table:table-cell>
          <table:table-cell office:value-type="float" office:value="236.2">
            <text:p>236.2</text:p>
          </table:table-cell>
          <table:table-cell office:value-type="float" office:value="126.4">
            <text:p>126.4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art next loop j</text:p>
          </table:table-cell>
          <table:table-cell office:value-type="float" office:value="1104.1">
            <text:p>1104.1</text:p>
          </table:table-cell>
          <table:table-cell office:value-type="float" office:value="580.7">
            <text:p>580.7</text:p>
          </table:table-cell>
          <table:table-cell office:value-type="float" office:value="236.3">
            <text:p>236.3</text:p>
          </table:table-cell>
          <table:table-cell office:value-type="float" office:value="126.4">
            <text:p>126.4</text:p>
          </table:table-cell>
          <table:table-cell office:value-type="float" office:value="91.1">
            <text:p>91.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end loop j</text:p>
          </table:table-cell>
          <table:table-cell office:value-type="float" office:value="2206.6">
            <text:p>2206.6</text:p>
          </table:table-cell>
          <table:table-cell office:value-type="float" office:value="1148.6">
            <text:p>1148.6</text:p>
          </table:table-cell>
          <table:table-cell office:value-type="float" office:value="470.1">
            <text:p>470.1</text:p>
          </table:table-cell>
          <table:table-cell office:value-type="float" office:value="253.2">
            <text:p>253.2</text:p>
          </table:table-cell>
          <table:table-cell office:value-type="float" office:value="179.9">
            <text:p>179.9</text:p>
          </table:table-cell>
          <table:table-cell office:value-type="float" office:value="139.1">
            <text:p>139.1</text:p>
          </table:table-cell>
        </table:table-row>
        <table:table-row table:style-name="ro2">
          <table:table-cell office:value-type="string">
            <text:p>end aggreg.</text:p>
          </table:table-cell>
          <table:table-cell office:value-type="float" office:value="2206.6">
            <text:p>2206.6</text:p>
          </table:table-cell>
          <table:table-cell office:value-type="float" office:value="1148.6">
            <text:p>1148.6</text:p>
          </table:table-cell>
          <table:table-cell office:value-type="float" office:value="470.1">
            <text:p>470.1</text:p>
          </table:table-cell>
          <table:table-cell office:value-type="float" office:value="253.2">
            <text:p>253.2</text:p>
          </table:table-cell>
          <table:table-cell office:value-type="float" office:value="179.9">
            <text:p>179.9</text:p>
          </table:table-cell>
          <table:table-cell office:value-type="float" office:value="139.1">
            <text:p>139.1</text:p>
          </table:table-cell>
        </table:table-row>
        <table:table-row table:style-name="ro1">
          <table:table-cell office:value-type="string">
            <text:p>end cycle</text:p>
          </table:table-cell>
          <table:table-cell office:value-type="float" office:value="2206.7">
            <text:p>2206.7</text:p>
          </table:table-cell>
          <table:table-cell office:value-type="float" office:value="1148.7">
            <text:p>1148.7</text:p>
          </table:table-cell>
          <table:table-cell office:value-type="float" office:value="470.1">
            <text:p>470.1</text:p>
          </table:table-cell>
          <table:table-cell office:value-type="float" office:value="253.2">
            <text:p>253.2</text:p>
          </table:table-cell>
          <table:table-cell office:value-type="float" office:value="180">
            <text:p>180</text:p>
          </table:table-cell>
          <table:table-cell office:value-type="float" office:value="139.2">
            <text:p>139.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3294.258">
            <text:p>3294.258</text:p>
          </table:table-cell>
          <table:table-cell office:value-type="float" office:value="1699.421">
            <text:p>1699.421</text:p>
          </table:table-cell>
          <table:table-cell office:value-type="float" office:value="699.489">
            <text:p>699.489</text:p>
          </table:table-cell>
          <table:table-cell office:value-type="float" office:value="377.115">
            <text:p>377.115</text:p>
          </table:table-cell>
          <table:table-cell office:value-type="float" office:value="266.012">
            <text:p>266.012</text:p>
          </table:table-cell>
          <table:table-cell office:value-type="float" office:value="207.003">
            <text:p>207.00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end loop j</text:p>
          </table:table-cell>
          <table:table-cell table:formula="of:=[.$B4]/[.B4]" office:value-type="float" office:value="1">
            <text:p>1</text:p>
          </table:table-cell>
          <table:table-cell table:formula="of:=[.$B4]/[.C4]" office:value-type="float" office:value="1.9014812263176">
            <text:p>1.9014812263</text:p>
          </table:table-cell>
          <table:table-cell table:formula="of:=[.$B4]/[.D4]" office:value-type="float" office:value="4.67400508044031">
            <text:p>4.6740050804</text:p>
          </table:table-cell>
          <table:table-cell table:formula="of:=[.$B4]/[.E4]" office:value-type="float" office:value="8.74109263657957">
            <text:p>8.7410926366</text:p>
          </table:table-cell>
          <table:table-cell table:formula="of:=[.$B4]/[.F4]" office:value-type="float" office:value="12.1318681318681">
            <text:p>12.1318681319</text:p>
          </table:table-cell>
          <table:table-cell table:formula="of:=[.$B4]/[.G4]" office:value-type="float" office:value="15.793991416309">
            <text:p>15.7939914163</text:p>
          </table:table-cell>
        </table:table-row>
        <table:table-row table:style-name="ro2">
          <table:table-cell office:value-type="string">
            <text:p>end aggreg.</text:p>
          </table:table-cell>
          <table:table-cell table:formula="of:=[.$B5]/[.B5]" office:value-type="float" office:value="1">
            <text:p>1</text:p>
          </table:table-cell>
          <table:table-cell table:formula="of:=[.$B5]/[.C5]" office:value-type="float" office:value="1.9014812263176">
            <text:p>1.9014812263</text:p>
          </table:table-cell>
          <table:table-cell table:formula="of:=[.$B5]/[.D5]" office:value-type="float" office:value="4.67400508044031">
            <text:p>4.6740050804</text:p>
          </table:table-cell>
          <table:table-cell table:formula="of:=[.$B5]/[.E5]" office:value-type="float" office:value="8.74109263657957">
            <text:p>8.7410926366</text:p>
          </table:table-cell>
          <table:table-cell table:formula="of:=[.$B5]/[.F5]" office:value-type="float" office:value="12.1318681318681">
            <text:p>12.1318681319</text:p>
          </table:table-cell>
          <table:table-cell table:formula="of:=[.$B5]/[.G5]" office:value-type="float" office:value="15.793991416309">
            <text:p>15.7939914163</text:p>
          </table:table-cell>
        </table:table-row>
        <table:table-row table:style-name="ro1">
          <table:table-cell office:value-type="string">
            <text:p>end cycle</text:p>
          </table:table-cell>
          <table:table-cell table:formula="of:=[.$B6]/[.B6]" office:value-type="float" office:value="1">
            <text:p>1</text:p>
          </table:table-cell>
          <table:table-cell table:formula="of:=[.$B6]/[.C6]" office:value-type="float" office:value="1.90165346193593">
            <text:p>1.9016534619</text:p>
          </table:table-cell>
          <table:table-cell table:formula="of:=[.$B6]/[.D6]" office:value-type="float" office:value="4.67442845046571">
            <text:p>4.6744284505</text:p>
          </table:table-cell>
          <table:table-cell table:formula="of:=[.$B6]/[.E6]" office:value-type="float" office:value="8.73496835443038">
            <text:p>8.7349683544</text:p>
          </table:table-cell>
          <table:table-cell table:formula="of:=[.$B6]/[.F6]" office:value-type="float" office:value="12.132967032967">
            <text:p>12.132967033</text:p>
          </table:table-cell>
          <table:table-cell table:formula="of:=[.$B6]/[.G6]" office:value-type="float" office:value="15.7728571428571">
            <text:p>15.7728571429</text:p>
          </table:table-cell>
        </table:table-row>
        <table:table-row table:style-name="ro1">
          <table:table-cell office:value-type="string">
            <text:p>start next loop j</text:p>
          </table:table-cell>
          <table:table-cell table:formula="of:=[.$B7]/[.B7]" office:value-type="float" office:value="1">
            <text:p>1</text:p>
          </table:table-cell>
          <table:table-cell table:formula="of:=[.$B7]/[.C7]" office:value-type="float" office:value="1.90132598587911">
            <text:p>1.9013259859</text:p>
          </table:table-cell>
          <table:table-cell table:formula="of:=[.$B7]/[.D7]" office:value-type="float" office:value="4.67245027507406">
            <text:p>4.6724502751</text:p>
          </table:table-cell>
          <table:table-cell table:formula="of:=[.$B7]/[.E7]" office:value-type="float" office:value="8.73496835443038">
            <text:p>8.7349683544</text:p>
          </table:table-cell>
          <table:table-cell table:formula="of:=[.$B7]/[.F7]" office:value-type="float" office:value="12.1196487376509">
            <text:p>12.1196487377</text:p>
          </table:table-cell>
          <table:table-cell table:formula="of:=[.$B7]/[.G7]" office:value-type="float" office:value="15.7728571428571">
            <text:p>15.7728571429</text:p>
          </table:table-cell>
        </table:table-row>
        <table:table-row table:style-name="ro1">
          <table:table-cell office:value-type="string">
            <text:p>end loop j</text:p>
          </table:table-cell>
          <table:table-cell table:formula="of:=[.$B8]/[.B8]" office:value-type="float" office:value="1">
            <text:p>1</text:p>
          </table:table-cell>
          <table:table-cell table:formula="of:=[.$B8]/[.C8]" office:value-type="float" office:value="1.92112136514017">
            <text:p>1.9211213651</text:p>
          </table:table-cell>
          <table:table-cell table:formula="of:=[.$B8]/[.D8]" office:value-type="float" office:value="4.69389491597532">
            <text:p>4.693894916</text:p>
          </table:table-cell>
          <table:table-cell table:formula="of:=[.$B8]/[.E8]" office:value-type="float" office:value="8.71484992101106">
            <text:p>8.714849921</text:p>
          </table:table-cell>
          <table:table-cell table:formula="of:=[.$B8]/[.F8]" office:value-type="float" office:value="12.2657031684269">
            <text:p>12.2657031684</text:p>
          </table:table-cell>
          <table:table-cell table:formula="of:=[.$B8]/[.G8]" office:value-type="float" office:value="15.863407620417">
            <text:p>15.8634076204</text:p>
          </table:table-cell>
        </table:table-row>
        <table:table-row table:style-name="ro2">
          <table:table-cell office:value-type="string">
            <text:p>end aggreg.</text:p>
          </table:table-cell>
          <table:table-cell table:formula="of:=[.$B9]/[.B9]" office:value-type="float" office:value="1">
            <text:p>1</text:p>
          </table:table-cell>
          <table:table-cell table:formula="of:=[.$B9]/[.C9]" office:value-type="float" office:value="1.92112136514017">
            <text:p>1.9211213651</text:p>
          </table:table-cell>
          <table:table-cell table:formula="of:=[.$B9]/[.D9]" office:value-type="float" office:value="4.69389491597532">
            <text:p>4.693894916</text:p>
          </table:table-cell>
          <table:table-cell table:formula="of:=[.$B9]/[.E9]" office:value-type="float" office:value="8.71484992101106">
            <text:p>8.714849921</text:p>
          </table:table-cell>
          <table:table-cell table:formula="of:=[.$B9]/[.F9]" office:value-type="float" office:value="12.2657031684269">
            <text:p>12.2657031684</text:p>
          </table:table-cell>
          <table:table-cell table:formula="of:=[.$B9]/[.G9]" office:value-type="float" office:value="15.863407620417">
            <text:p>15.8634076204</text:p>
          </table:table-cell>
        </table:table-row>
        <table:table-row table:style-name="ro1">
          <table:table-cell office:value-type="string">
            <text:p>end cycle</text:p>
          </table:table-cell>
          <table:table-cell table:formula="of:=[.$B10]/[.B10]" office:value-type="float" office:value="1">
            <text:p>1</text:p>
          </table:table-cell>
          <table:table-cell table:formula="of:=[.$B10]/[.C10]" office:value-type="float" office:value="1.92104117698268">
            <text:p>1.921041177</text:p>
          </table:table-cell>
          <table:table-cell table:formula="of:=[.$B10]/[.D10]" office:value-type="float" office:value="4.69410763667305">
            <text:p>4.6941076367</text:p>
          </table:table-cell>
          <table:table-cell table:formula="of:=[.$B10]/[.E10]" office:value-type="float" office:value="8.7152448657188">
            <text:p>8.7152448657</text:p>
          </table:table-cell>
          <table:table-cell table:formula="of:=[.$B10]/[.F10]" office:value-type="float" office:value="12.2594444444444">
            <text:p>12.2594444444</text:p>
          </table:table-cell>
          <table:table-cell table:formula="of:=[.$B10]/[.G10]" office:value-type="float" office:value="15.8527298850575">
            <text:p>15.852729885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[.$B11]/[.B11]" office:value-type="float" office:value="1">
            <text:p>1</text:p>
          </table:table-cell>
          <table:table-cell table:formula="of:=[.$B11]/[.C11]" office:value-type="float" office:value="1.93845903987299">
            <text:p>1.9384590399</text:p>
          </table:table-cell>
          <table:table-cell table:formula="of:=[.$B11]/[.D11]" office:value-type="float" office:value="4.70952080733221">
            <text:p>4.7095208073</text:p>
          </table:table-cell>
          <table:table-cell table:formula="of:=[.$B11]/[.E11]" office:value-type="float" office:value="8.73542022990334">
            <text:p>8.7354202299</text:p>
          </table:table-cell>
          <table:table-cell table:formula="of:=[.$B11]/[.F11]" office:value-type="float" office:value="12.383869900606">
            <text:p>12.3838699006</text:p>
          </table:table-cell>
          <table:table-cell table:formula="of:=[.$B11]/[.G11]" office:value-type="float" office:value="15.9140592165331">
            <text:p>15.914059216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table:number-columns-spanned="6" table:number-rows-spanned="1">
            <text:p>Source: A few iterations with p=256 on Cifar10BW, run on tiger, 2013-07-02</text:p>
          </table:table-cell>
          <table:covered-table-cell table:number-columns-repeated="5"/>
          <table:table-cell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proximate Fabia" table:style-name="ta1">
        <table:shapes>
          <draw:frame draw:z-index="0" draw:style-name="gr1" draw:text-style-name="P1" svg:width="6.8378in" svg:height="3.7697in" svg:x="6.3618in" svg:y="3.6811in">
            <draw:object draw:notify-on-update-of-ranges="'Approximate Fabia'.A25:'Approximate Fabia'.A25 'Approximate Fabia'.A26:'Approximate Fabia'.A32 'Approximate Fabia'.B25:'Approximate Fabia'.B25 'Approximate Fabia'.B26:'Approximate Fabia'.B32 'Approximate Fabia'.C25:'Approximate Fabia'.C25 'Approximate Fabia'.C26:'Approximate Fabia'.C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table:number-columns-spanned="9" table:number-rows-spanned="22">
            <text:p>Result of </text:p>
            <text:p/>
            <text:p><text:span text:style-name="T1">fabia /media/scratch/data/mnist.hdf5 trainx mnistx-test.h5 -x -c 100 -k 256 -n 2 -s 0.1 -t 42</text:span></text:p>
            <text:p><text:span text:style-name="T2"/></text:p>
            <text:p><text:span text:style-name="T2">On tomlap, with different values for k <text:s/>(-s 0.1 are 5000 datapoints)</text:span></text:p>
            <text:p><text:span text:style-name="T2"/></text:p>
            <text:p><text:span text:style-name="T3">Date: 2013-08-12</text:span></text:p>
            <text:p><text:span text:style-name="T4"/></text:p>
            <text:p><text:span text:style-name="T4"/></text:p>
            <text:p><text:span text:style-name="T4">In theory, the runtime of the approximate FABIA algorithm should be dominated by the</text:span></text:p>
            <text:p><text:span text:style-name="T4">Loop over all datapoints (“j loop”), which should have a complexity of O(k*k + k*n). Apart</text:span></text:p>
            <text:p><text:span text:style-name="T4">From that loop, we also have a Cholesky decomposition after the loop which should be </text:span></text:p>
            <text:p><text:span text:style-name="T4">O(k*k*k), followed by some other code. The time of each of these parts of code is taken in </text:span></text:p>
            <text:p><text:span text:style-name="T4">The following.</text:span></text:p>
            <text:p><text:span text:style-name="T4"/></text:p>
            <text:p><text:span text:style-name="T4">To compare it with, we have also taken the total runtime of the full method (only using 'time' instead of instrumenting the code) </text:span>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3">
          <table:covered-table-cell table:number-columns-repeated="5"/>
          <table:covered-table-cell table:style-name="ce1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2"/>
          <table:covered-table-cell table:number-columns-repeated="3" table:style-name="ce7"/>
          <table:covered-table-cell table:number-columns-repeated="4"/>
        </table:table-row>
        <table:table-row table:style-name="ro1">
          <table:covered-table-cell table:number-columns-repeated="2"/>
          <table:covered-table-cell table:number-columns-repeated="3" table:style-name="ce7"/>
          <table:covered-table-cell table:number-columns-repeated="4"/>
        </table:table-row>
        <table:table-row table:style-name="ro1">
          <table:covered-table-cell table:number-columns-repeated="2"/>
          <table:covered-table-cell table:number-columns-repeated="3" table:style-name="ce7"/>
          <table:covered-table-cell table:number-columns-repeated="4"/>
        </table:table-row>
        <table:table-row table:style-name="ro1">
          <table:covered-table-cell table:number-columns-repeated="2"/>
          <table:covered-table-cell table:number-columns-repeated="3" table:style-name="ce7"/>
          <table:covered-table-cell table:number-columns-repeated="4"/>
        </table:table-row>
        <table:table-row table:style-name="ro1">
          <table:covered-table-cell table:number-columns-repeated="2"/>
          <table:covered-table-cell table:number-columns-repeated="3" table:style-name="ce7"/>
          <table:covered-table-cell table:number-columns-repeated="4"/>
        </table:table-row>
        <table:table-row table:style-name="ro4">
          <table:table-cell table:number-columns-repeated="9"/>
        </table:table-row>
        <table:table-row table:style-name="ro1">
          <table:table-cell/>
          <table:table-cell table:style-name="ce5" office:value-type="string" table:number-columns-spanned="2" table:number-rows-spanned="1">
            <text:p>total time [s]</text:p>
          </table:table-cell>
          <table:covered-table-cell/>
          <table:table-cell table:number-columns-repeated="6"/>
        </table:table-row>
        <table:table-row table:style-name="ro5">
          <table:table-cell table:style-name="ce4" office:value-type="string">
            <text:p>k</text:p>
          </table:table-cell>
          <table:table-cell table:style-name="ce4" office:value-type="string">
            <text:p>Approximate</text:p>
            <text:p>Method</text:p>
          </table:table-cell>
          <table:table-cell table:style-name="ce4" office:value-type="string">
            <text:p>Full method</text:p>
          </table:table-cell>
          <table:table-cell table:style-name="ce8" office:value-type="string">
            <text:p>j loop</text:p>
            <text:p>[s]</text:p>
          </table:table-cell>
          <table:table-cell table:style-name="ce8" office:value-type="string">
            <text:p>cholesky(sum2)</text:p>
            <text:p>[s]</text:p>
          </table:table-cell>
          <table:table-cell table:style-name="ce8" office:value-type="string">
            <text:p>after chol. </text:p>
            <text:p>[s]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style-name="ce6" office:value-type="float" office:value="12.08">
            <text:p>12.08</text:p>
          </table:table-cell>
          <table:table-cell office:value-type="float" office:value="82.36">
            <text:p>82.36</text:p>
          </table:table-cell>
          <table:table-cell table:style-name="ce9" office:value-type="float" office:value="11.84">
            <text:p>11.84</text:p>
          </table:table-cell>
          <table:table-cell table:style-name="ce9" office:value-type="float" office:value="0.01">
            <text:p>0.01</text:p>
          </table:table-cell>
          <table:table-cell table:style-name="ce9"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style-name="ce6" office:value-type="float" office:value="25.05">
            <text:p>25.05</text:p>
          </table:table-cell>
          <table:table-cell office:value-type="float" office:value="294.9">
            <text:p>294.9</text:p>
          </table:table-cell>
          <table:table-cell table:style-name="ce9" office:value-type="float" office:value="24.55">
            <text:p>24.55</text:p>
          </table:table-cell>
          <table:table-cell table:style-name="ce9" office:value-type="float" office:value="0.03">
            <text:p>0.03</text:p>
          </table:table-cell>
          <table:table-cell table:style-name="ce9" office:value-type="float" office:value="0.27">
            <text:p>0.27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style-name="ce6" office:value-type="float" office:value="71.9">
            <text:p>71.90</text:p>
          </table:table-cell>
          <table:table-cell office:value-type="float" office:value="1069.22">
            <text:p>1069.22</text:p>
          </table:table-cell>
          <table:table-cell table:style-name="ce9" office:value-type="float" office:value="70.67">
            <text:p>70.67</text:p>
          </table:table-cell>
          <table:table-cell table:style-name="ce9" office:value-type="float" office:value="0.14">
            <text:p>0.14</text:p>
          </table:table-cell>
          <table:table-cell table:style-name="ce9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table:style-name="ce6" office:value-type="float" office:value="164.09">
            <text:p>164.09</text:p>
          </table:table-cell>
          <table:table-cell/>
          <table:table-cell table:style-name="ce9" office:value-type="float" office:value="161.65">
            <text:p>161.65</text:p>
          </table:table-cell>
          <table:table-cell table:style-name="ce9" office:value-type="float" office:value="0.37">
            <text:p>0.37</text:p>
          </table:table-cell>
          <table:table-cell table:style-name="ce9" office:value-type="float" office:value="1.41">
            <text:p>1.41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style-name="ce6" office:value-type="float" office:value="258.44">
            <text:p>258.44</text:p>
          </table:table-cell>
          <table:table-cell/>
          <table:table-cell table:style-name="ce9" office:value-type="float" office:value="253.9">
            <text:p>253.90</text:p>
          </table:table-cell>
          <table:table-cell table:style-name="ce9" office:value-type="float" office:value="0.69">
            <text:p>0.69</text:p>
          </table:table-cell>
          <table:table-cell table:style-name="ce9" office:value-type="float" office:value="2.11">
            <text:p>2.11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56.66">
            <text:p>556.66</text:p>
          </table:table-cell>
          <table:table-cell/>
          <table:table-cell table:style-name="ce7" office:value-type="float" office:value="547.86">
            <text:p>547.86</text:p>
          </table:table-cell>
          <table:table-cell table:style-name="ce7" office:value-type="float" office:value="2.21">
            <text:p>2.21</text:p>
          </table:table-cell>
          <table:table-cell table:style-name="ce7" office:value-type="float" office:value="4.02">
            <text:p>4.02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table:style-name="ce6" office:value-type="float" office:value="795.74">
            <text:p>795.74</text:p>
          </table:table-cell>
          <table:table-cell/>
          <table:table-cell table:style-name="ce9" office:value-type="float" office:value="779.65">
            <text:p>779.65</text:p>
          </table:table-cell>
          <table:table-cell table:style-name="ce9" office:value-type="float" office:value="4.95">
            <text:p>4.95</text:p>
          </table:table-cell>
          <table:table-cell table:style-name="ce9" office:value-type="float" office:value="7">
            <text:p>7.00</text:p>
          </table:table-cell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09:01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3-07-03T08:58:46</meta:creation-date>
    <dc:date>2013-08-26T09:30:01</dc:date>
    <dc:creator>Thomas </dc:creator>
    <meta:editing-duration>PT32M58S</meta:editing-duration>
    <meta:editing-cycles>11</meta:editing-cycles>
    <meta:generator>LibreOffice/4.0.2.2$Linux_X86_64 LibreOffice_project/400m0$Build-2</meta:generator>
    <meta:document-statistic meta:table-count="2" meta:cell-count="175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01cm" svg:height="9.753cm" xlink:href=".." xlink:type="simple" chart:class="chart:line" chart:style-name="ch1">
        <chart:title svg:x="7.286cm" svg:y="0.331cm" chart:style-name="ch2">
          <text:p>Timings</text:p>
        </chart:title>
        <chart:legend chart:legend-position="end" svg:x="14.587cm" svg:y="3.332cm" style:legend-expansion="high" chart:style-name="ch3"/>
        <chart:plot-area chart:style-name="ch4" table:cell-range-address="Sheet1.A3:Sheet1.G11" chart:data-source-has-labels="both" svg:x="1.337cm" svg:y="1.695cm" svg:width="12.598cm" svg:height="7.443cm">
          <chartooo:coordinate-region svg:x="2.329cm" svg:y="1.894cm" svg:width="11.274cm" svg:height="6.199cm"/>
          <chart:axis chart:dimension="x" chart:name="primary-x" chart:style-name="ch5" chartooo:axis-type="auto">
            <chartooo:date-scale/>
            <chart:categories table:cell-range-address="Sheet1.A4:Sheet1.A11"/>
          </chart:axis>
          <chart:axis chart:dimension="y" chart:name="primary-y" chart:style-name="ch5">
            <chart:title svg:x="0.451cm" svg:y="6.029cm" chart:style-name="ch6">
              <text:p>Time [s]</text:p>
            </chart:title>
            <chart:grid chart:style-name="ch7" chart:class="major"/>
          </chart:axis>
          <chart:series chart:style-name="ch8" chart:values-cell-range-address="Sheet1.B4:Sheet1.B11" chart:label-cell-address="Sheet1.B3:Sheet1.B3" chart:class="chart:line">
            <chart:data-point chart:repeated="8"/>
          </chart:series>
          <chart:series chart:style-name="ch9" chart:values-cell-range-address="Sheet1.C4:Sheet1.C11" chart:label-cell-address="Sheet1.C3:Sheet1.C3" chart:class="chart:line">
            <chart:data-point chart:repeated="8"/>
          </chart:series>
          <chart:series chart:style-name="ch10" chart:values-cell-range-address="Sheet1.D4:Sheet1.D11" chart:label-cell-address="Sheet1.D3:Sheet1.D3" chart:class="chart:line">
            <chart:data-point chart:repeated="8"/>
          </chart:series>
          <chart:series chart:style-name="ch11" chart:values-cell-range-address="Sheet1.E4:Sheet1.E11" chart:label-cell-address="Sheet1.E3:Sheet1.E3" chart:class="chart:line">
            <chart:data-point chart:repeated="8"/>
          </chart:series>
          <chart:series chart:style-name="ch12" chart:values-cell-range-address="Sheet1.F4:Sheet1.F11" chart:label-cell-address="Sheet1.F3:Sheet1.F3" chart:class="chart:line">
            <chart:data-point chart:repeated="8"/>
          </chart:series>
          <chart:series chart:style-name="ch13" chart:values-cell-range-address="Sheet1.G4:Sheet1.G11" chart:label-cell-address="Sheet1.G3:Sheet1.G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3:Sheet1.B3</svg:desc>
                </draw:g>
              </table:table-cell>
              <table:table-cell office:value-type="string">
                <text:p>2</text:p>
                <draw:g>
                  <svg:desc>Sheet1.C3:Sheet1.C3</svg:desc>
                </draw:g>
              </table:table-cell>
              <table:table-cell office:value-type="string">
                <text:p>5</text:p>
                <draw:g>
                  <svg:desc>Sheet1.D3:Sheet1.D3</svg:desc>
                </draw:g>
              </table:table-cell>
              <table:table-cell office:value-type="string">
                <text:p>10</text:p>
                <draw:g>
                  <svg:desc>Sheet1.E3:Sheet1.E3</svg:desc>
                </draw:g>
              </table:table-cell>
              <table:table-cell office:value-type="string">
                <text:p>15</text:p>
                <draw:g>
                  <svg:desc>Sheet1.F3:Sheet1.F3</svg:desc>
                </draw:g>
              </table:table-cell>
              <table:table-cell office:value-type="string">
                <text:p>20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d loop j</text:p>
                <draw:g>
                  <svg:desc>Sheet1.A4:Sheet1.A11</svg:desc>
                </draw:g>
              </table:table-cell>
              <table:table-cell office:value-type="float" office:value="1104">
                <text:p>1104</text:p>
                <draw:g>
                  <svg:desc>Sheet1.B4:Sheet1.B11</svg:desc>
                </draw:g>
              </table:table-cell>
              <table:table-cell office:value-type="float" office:value="580.6">
                <text:p>580.6</text:p>
                <draw:g>
                  <svg:desc>Sheet1.C4:Sheet1.C11</svg:desc>
                </draw:g>
              </table:table-cell>
              <table:table-cell office:value-type="float" office:value="236.2">
                <text:p>236.2</text:p>
                <draw:g>
                  <svg:desc>Sheet1.D4:Sheet1.D11</svg:desc>
                </draw:g>
              </table:table-cell>
              <table:table-cell office:value-type="float" office:value="126.3">
                <text:p>126.3</text:p>
                <draw:g>
                  <svg:desc>Sheet1.E4:Sheet1.E11</svg:desc>
                </draw:g>
              </table:table-cell>
              <table:table-cell office:value-type="float" office:value="91">
                <text:p>91</text:p>
                <draw:g>
                  <svg:desc>Sheet1.F4:Sheet1.F11</svg:desc>
                </draw:g>
              </table:table-cell>
              <table:table-cell office:value-type="float" office:value="69.9">
                <text:p>69.9</text:p>
                <draw:g>
                  <svg:desc>Sheet1.G4:Sheet1.G11</svg:desc>
                </draw:g>
              </table:table-cell>
            </table:table-row>
            <table:table-row>
              <table:table-cell office:value-type="string">
                <text:p>end aggreg.</text:p>
              </table:table-cell>
              <table:table-cell office:value-type="float" office:value="1104">
                <text:p>1104</text:p>
              </table:table-cell>
              <table:table-cell office:value-type="float" office:value="580.6">
                <text:p>580.6</text:p>
              </table:table-cell>
              <table:table-cell office:value-type="float" office:value="236.2">
                <text:p>236.2</text:p>
              </table:table-cell>
              <table:table-cell office:value-type="float" office:value="126.3">
                <text:p>126.3</text:p>
              </table:table-cell>
              <table:table-cell office:value-type="float" office:value="91">
                <text:p>91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end cycle</text:p>
              </table:table-cell>
              <table:table-cell office:value-type="float" office:value="1104.1">
                <text:p>1104.1</text:p>
              </table:table-cell>
              <table:table-cell office:value-type="float" office:value="580.6">
                <text:p>580.6</text:p>
              </table:table-cell>
              <table:table-cell office:value-type="float" office:value="236.2">
                <text:p>236.2</text:p>
              </table:table-cell>
              <table:table-cell office:value-type="float" office:value="126.4">
                <text:p>126.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tart next loop j</text:p>
              </table:table-cell>
              <table:table-cell office:value-type="float" office:value="1104.1">
                <text:p>1104.1</text:p>
              </table:table-cell>
              <table:table-cell office:value-type="float" office:value="580.7">
                <text:p>580.7</text:p>
              </table:table-cell>
              <table:table-cell office:value-type="float" office:value="236.3">
                <text:p>236.3</text:p>
              </table:table-cell>
              <table:table-cell office:value-type="float" office:value="126.4">
                <text:p>126.4</text:p>
              </table:table-cell>
              <table:table-cell office:value-type="float" office:value="91.1">
                <text:p>91.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end loop j</text:p>
              </table:table-cell>
              <table:table-cell office:value-type="float" office:value="2206.6">
                <text:p>2206.6</text:p>
              </table:table-cell>
              <table:table-cell office:value-type="float" office:value="1148.6">
                <text:p>1148.6</text:p>
              </table:table-cell>
              <table:table-cell office:value-type="float" office:value="470.1">
                <text:p>470.1</text:p>
              </table:table-cell>
              <table:table-cell office:value-type="float" office:value="253.2">
                <text:p>253.2</text:p>
              </table:table-cell>
              <table:table-cell office:value-type="float" office:value="179.9">
                <text:p>179.9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string">
                <text:p>end aggreg.</text:p>
              </table:table-cell>
              <table:table-cell office:value-type="float" office:value="2206.6">
                <text:p>2206.6</text:p>
              </table:table-cell>
              <table:table-cell office:value-type="float" office:value="1148.6">
                <text:p>1148.6</text:p>
              </table:table-cell>
              <table:table-cell office:value-type="float" office:value="470.1">
                <text:p>470.1</text:p>
              </table:table-cell>
              <table:table-cell office:value-type="float" office:value="253.2">
                <text:p>253.2</text:p>
              </table:table-cell>
              <table:table-cell office:value-type="float" office:value="179.9">
                <text:p>179.9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string">
                <text:p>end cycle</text:p>
              </table:table-cell>
              <table:table-cell office:value-type="float" office:value="2206.7">
                <text:p>2206.7</text:p>
              </table:table-cell>
              <table:table-cell office:value-type="float" office:value="1148.7">
                <text:p>1148.7</text:p>
              </table:table-cell>
              <table:table-cell office:value-type="float" office:value="470.1">
                <text:p>470.1</text:p>
              </table:table-cell>
              <table:table-cell office:value-type="float" office:value="253.2">
                <text:p>253.2</text:p>
              </table:table-cell>
              <table:table-cell office:value-type="float" office:value="180">
                <text:p>180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294.258">
                <text:p>3294.258</text:p>
              </table:table-cell>
              <table:table-cell office:value-type="float" office:value="1699.421">
                <text:p>1699.421</text:p>
              </table:table-cell>
              <table:table-cell office:value-type="float" office:value="699.489">
                <text:p>699.489</text:p>
              </table:table-cell>
              <table:table-cell office:value-type="float" office:value="377.115">
                <text:p>377.115</text:p>
              </table:table-cell>
              <table:table-cell office:value-type="float" office:value="266.012">
                <text:p>266.012</text:p>
              </table:table-cell>
              <table:table-cell office:value-type="float" office:value="207.003">
                <text:p>207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Speedup</text:p>
        </chart:title>
        <chart:plot-area chart:style-name="ch3" table:cell-range-address="Sheet1.B16:Sheet1.G17" chart:data-source-has-labels="both" svg:x="1.052cm" svg:y="1.127cm" svg:width="14.741cm" svg:height="7.318cm">
          <chartooo:coordinate-region svg:x="1.673cm" svg:y="1.326cm" svg:width="13.933cm" svg:height="6.472cm"/>
          <chart:axis chart:dimension="x" chart:name="primary-x" chart:style-name="ch4" chartooo:axis-type="auto">
            <chartooo:date-scale/>
            <chart:title svg:x="7.836cm" svg:y="8.44cm" chart:style-name="ch5">
              <text:p># cores</text:p>
            </chart:title>
            <chart:categories table:cell-range-address="Sheet1.C16:Sheet1.G16"/>
          </chart:axis>
          <chart:axis chart:dimension="y" chart:name="primary-y" chart:style-name="ch4">
            <chart:title svg:x="0.172cm" svg:y="5.478cm" chart:style-name="ch6">
              <text:p>speedup</text:p>
            </chart:title>
            <chart:grid chart:style-name="ch7" chart:class="major"/>
          </chart:axis>
          <chart:series chart:style-name="ch8" chart:values-cell-range-address="Sheet1.C17:Sheet1.G17" chart:label-cell-address="Sheet1.B17:Sheet1.B1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Sheet1.C16:Sheet1.G16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17:Sheet1.B17</svg:desc>
                </draw:g>
              </table:table-cell>
              <table:table-cell office:value-type="float" office:value="1.9014812263176">
                <text:p>1.9014812263176</text:p>
                <draw:g>
                  <svg:desc>Sheet1.C17:Sheet1.G17</svg:desc>
                </draw:g>
              </table:table-cell>
              <table:table-cell office:value-type="float" office:value="4.67400508044031">
                <text:p>4.67400508044031</text:p>
              </table:table-cell>
              <table:table-cell office:value-type="float" office:value="8.74109263657957">
                <text:p>8.74109263657957</text:p>
              </table:table-cell>
              <table:table-cell office:value-type="float" office:value="12.1318681318681">
                <text:p>12.1318681318681</text:p>
              </table:table-cell>
              <table:table-cell office:value-type="float" office:value="15.793991416309">
                <text:p>15.793991416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69cm" svg:height="9.576cm" xlink:href=".." xlink:type="simple" chart:class="chart:line" chart:style-name="ch1">
        <chart:title svg:x="7.225cm" svg:y="0.327cm" chart:style-name="ch2">
          <text:p>Total Runtime</text:p>
        </chart:title>
        <chart:legend svg:x="12.613cm" svg:y="1.679cm" style:legend-expansion="custom" chartooo:width="3.065cm" chartooo:height="1.493cm" style:legend-expansion-aspect-ratio="2.052913596785" chart:style-name="ch3"/>
        <chart:plot-area chart:style-name="ch4" table:cell-range-address="'Approximate Fabia'.A25:'Approximate Fabia'.C32" chart:data-source-has-labels="both" svg:x="1.358cm" svg:y="1.679cm" svg:width="14.898cm" svg:height="6.723cm">
          <chartooo:coordinate-region svg:x="2.35cm" svg:y="1.879cm" svg:width="13.534cm" svg:height="5.876cm"/>
          <chart:axis chart:dimension="x" chart:name="primary-x" chart:style-name="ch5" chartooo:axis-type="auto">
            <chartooo:date-scale/>
            <chart:title svg:x="8.67cm" svg:y="8.593cm" chart:style-name="ch6">
              <text:p>k</text:p>
            </chart:title>
            <chart:categories table:cell-range-address="'Approximate Fabia'.A26:'Approximate Fabia'.A32"/>
          </chart:axis>
          <chart:axis chart:dimension="y" chart:name="primary-y" chart:style-name="ch5">
            <chart:title svg:x="0.451cm" svg:y="5.838cm" chart:style-name="ch7">
              <text:p>runtime [s]</text:p>
            </chart:title>
            <chart:grid chart:style-name="ch8" chart:class="major"/>
          </chart:axis>
          <chart:series chart:style-name="ch9" chart:values-cell-range-address="'Approximate Fabia'.B26:'Approximate Fabia'.B32" chart:label-cell-address="'Approximate Fabia'.B25:'Approximate Fabia'.B25" chart:class="chart:line">
            <chart:data-point chart:repeated="7"/>
          </chart:series>
          <chart:series chart:style-name="ch10" chart:values-cell-range-address="'Approximate Fabia'.C26:'Approximate Fabia'.C32" chart:label-cell-address="'Approximate Fabia'.C25:'Approximate Fabia'.C2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roximate
Method</text:p>
                <draw:g>
                  <svg:desc>'Approximate Fabia'.B25:'Approximate Fabia'.B25</svg:desc>
                </draw:g>
              </table:table-cell>
              <table:table-cell office:value-type="string">
                <text:p>Full method</text:p>
                <draw:g>
                  <svg:desc>'Approximate Fabia'.C25:'Approximate Fabia'.C2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Approximate Fabia'.A26:'Approximate Fabia'.A32</svg:desc>
                </draw:g>
              </table:table-cell>
              <table:table-cell office:value-type="float" office:value="12.08">
                <text:p>12.08</text:p>
                <draw:g>
                  <svg:desc>'Approximate Fabia'.B26:'Approximate Fabia'.B32</svg:desc>
                </draw:g>
              </table:table-cell>
              <table:table-cell office:value-type="float" office:value="82.36">
                <text:p>82.36</text:p>
                <draw:g>
                  <svg:desc>'Approximate Fabia'.C26:'Approximate Fabia'.C3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5.05">
                <text:p>25.05</text:p>
              </table:table-cell>
              <table:table-cell office:value-type="float" office:value="294.9">
                <text:p>294.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1.9">
                <text:p>71.9</text:p>
              </table:table-cell>
              <table:table-cell office:value-type="float" office:value="1069.22">
                <text:p>1069.2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64.09">
                <text:p>16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8.44">
                <text:p>25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56.66">
                <text:p>556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795.74">
                <text:p>795.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